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table:formula="of:=[.C3]*[.C6]" office:value-type="float" office:value="97.9415034411664" calcext:value-type="float">
            <text:p>97,9415034411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8]" office:value-type="float" office:value="22.5029712501586" calcext:value-type="float">
            <text:p>22,502971250158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2]/[.C11]" office:value-type="float" office:value="23.8095238095238" calcext:value-type="float">
            <text:p>23,8095238095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3" table:formula="of:=[.C13]/[.C7]" office:value-type="float" office:value="0.243099431527781" calcext:value-type="float">
            <text:p>0,243099431527781</text:p>
          </table:table-cell>
          <table:table-cell table:formula="of:=1/[.C14]" office:value-type="float" office:value="4.113543144529" calcext:value-type="float">
            <text:p>4,113543144529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7]*[.C7]" office:value-type="float" office:value="22.5265457914683" calcext:value-type="float">
            <text:p>22,52654579146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3" table:formula="of:=1000*[.C19]/[.C18]" office:value-type="float" office:value="221.960350525366" calcext:value-type="float">
            <text:p>221,960350525366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21:31:38.4074359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23:26.529000000</meta:creation-date>
    <dc:date>2021-11-04T19:29:42.267911850</dc:date>
    <meta:editing-duration>PT1H35M42S</meta:editing-duration>
    <meta:editing-cycles>7</meta:editing-cycles>
    <meta:generator>LibreOffice/6.4.7.2$Linux_X86_64 LibreOffice_project/40$Build-2</meta:generator>
    <meta:document-statistic meta:table-count="2" meta:cell-count="57" meta:object-count="0"/>
  </office:meta>
</office:document-meta>
</file>